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ref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Weight.Deref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Scorer.DerefScorer( Similarity similarity ,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ref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ref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ref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.DerefQuery( Query context , String refProperty , Name nameTest , IndexFormatVersion version , NamespaceMappings ns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ref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ef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refScorer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Weight.scorer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refScorer.calculateChildre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ref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